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erial" fo:font-size="40pt" officeooo:rsid="0003b310" officeooo:paragraph-rsid="0003b310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erial" fo:font-size="40pt" officeooo:rsid="0003b310" officeooo:paragraph-rsid="0003b310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Aerial" officeooo:rsid="0003b310" officeooo:paragraph-rsid="0003b310"/>
    </style:style>
    <style:style style:name="P4" style:family="paragraph" style:parent-style-name="Standard">
      <style:paragraph-properties fo:text-align="center" style:justify-single-word="false"/>
      <style:text-properties style:font-name="Aerial" fo:font-size="24pt" officeooo:rsid="00065aed" officeooo:paragraph-rsid="00065aed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erial" fo:font-size="24pt" officeooo:rsid="0003b310" officeooo:paragraph-rsid="0003b310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Aerial" fo:font-size="24pt" officeooo:rsid="0009c1ea" officeooo:paragraph-rsid="0009c1ea" style:font-size-asian="24pt" style:font-size-complex="24pt"/>
    </style:style>
    <style:style style:name="P7" style:family="paragraph" style:parent-style-name="Standard">
      <style:text-properties style:font-name="Aerial" officeooo:rsid="0003b310" officeooo:paragraph-rsid="0003b310"/>
    </style:style>
    <style:style style:name="P8" style:family="paragraph" style:parent-style-name="Standard">
      <style:paragraph-properties fo:line-height="115%"/>
      <style:text-properties style:font-name="Aerial" officeooo:rsid="0003b310" officeooo:paragraph-rsid="0003b310"/>
    </style:style>
    <style:style style:name="P9" style:family="paragraph" style:parent-style-name="Standard">
      <style:paragraph-properties fo:line-height="115%" fo:text-align="end" style:justify-single-word="false"/>
      <style:text-properties style:font-name="Aerial" officeooo:rsid="0003b310" officeooo:paragraph-rsid="0003b310"/>
    </style:style>
    <style:style style:name="P10" style:family="paragraph" style:parent-style-name="Standard">
      <style:paragraph-properties fo:line-height="115%" fo:text-align="end" style:justify-single-word="false"/>
      <style:text-properties style:font-name="Aerial" fo:font-weight="normal" officeooo:rsid="0003b310" officeooo:paragraph-rsid="0003b310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Aerial" fo:font-weight="bold" officeooo:rsid="0003b310" officeooo:paragraph-rsid="0003b31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erial" fo:font-weight="bold" officeooo:rsid="00040d0f" officeooo:paragraph-rsid="00040d0f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4" style:family="paragraph" style:parent-style-name="Text_20_body">
      <style:text-properties style:font-name="Aerial" fo:font-size="14pt" fo:font-weight="bold" officeooo:rsid="00040d0f" officeooo:paragraph-rsid="00040d0f" style:font-size-asian="12.25pt" style:font-weight-asian="bold" style:font-size-complex="14pt" style:font-weight-complex="bold"/>
    </style:style>
    <style:style style:name="P15" style:family="paragraph" style:parent-style-name="Heading_20_2">
      <style:paragraph-properties fo:break-before="page"/>
      <style:text-properties style:font-name="Aerial" fo:font-size="12pt" officeooo:rsid="0004b156" style:font-size-asian="10.5pt" style:font-size-complex="12pt"/>
    </style:style>
    <style:style style:name="P16" style:family="paragraph" style:parent-style-name="Text_20_body">
      <style:paragraph-properties fo:line-height="150%"/>
      <style:text-properties style:font-name="Aerial" fo:font-size="12pt" officeooo:rsid="0004b156" style:font-size-asian="10.5pt" style:font-size-complex="12pt"/>
    </style:style>
    <style:style style:name="T1" style:family="text">
      <style:text-properties officeooo:rsid="00081d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2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Jegyzőkönyv</text:p>
      <text:p text:style-name="P3"/>
      <text:p text:style-name="P4">Web<text:span text:style-name="T1">technológia</text:span></text:p>
      <text:p text:style-name="P4">Féléves feladat</text:p>
      <text:p text:style-name="P5"/>
      <text:p text:style-name="P6">LSTM<text:line-break/>Bemutató weboldal</text:p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Készítette: <text:span text:style-name="T2">Ferencsik Róbert</text:span></text:p>
      <text:p text:style-name="P10">Neptunkód: <text:span text:style-name="T2">BQLOTW</text:span></text:p>
      <text:p text:style-name="P10">Dátum: <text:span text:style-name="T2">2025. November</text:span></text:p>
      <text:p text:style-name="P11"/>
      <text:p text:style-name="P12">Miskolc, 2025</text:p>
      <text:h text:style-name="P13" text:outline-level="1">Tartalomjegyzék</text:h>
      <text:p text:style-name="P14"/>
      <text:p text:style-name="P14"/>
      <text:h text:style-name="P15" text:outline-level="2">1. A Projekt Célja</text:h>
      <text:p text:style-name="P16">A projekt célja egy informatív és felhasználóbarát weboldal létrehozása, amely bemutatja a Hosszú-Rövid Távú Memóriával (Long Short-Term Memory, LSTM) rendelkező neurális hálózatokat. Az oldal célközönsége a gépi tanulás iránt érdeklődő<text:span text:style-name="T3">k, nem pedig akademikusok.</text:span></text:p>
      <text:p text:style-name="P16"/>
      <text:p text:style-name="P16">Az oldal a következő főbb témaköröket öleli fel:</text:p>
      <text:p text:style-name="P16"/>
      <text:p text:style-name="P16">Kezdőlap: Általános, <text:span text:style-name="T3">rövid</text:span> bevezető az LSTM hálózatokba.</text:p>
      <text:p text:style-name="P16">Történet: Az LSTM és a rekurrens hálózatok fejlődésének történeti áttekintése.</text:p>
      <text:p text:style-name="P16">Architektúra: Az LSTM cellák és kapuk (gate-ek) részletes bemutatása.</text:p>
      <text:p text:style-name="P16">Példa: Egy gyakorlati példa vagy vizualizáció az LSTM működéséről.</text:p>
      <text:p text:style-name="P16">Kapcsolat: Egy űrlap, ahol a felhasználók kérdéseket tehetnek fel.</text:p>
      <text:h text:style-name="Heading_20_2" text:outline-level="2">2. Felhasznált Technológiák</text:h>
      <text:p text:style-name="P16">A weboldal a következő alapvető webtechnológiákra épül:</text:p>
      <text:p text:style-name="P16"/>
      <text:p text:style-name="P16">HTML5: A weboldalak szemantikus struktúrájának kialakításáért felel.</text:p>
      <text:p text:style-name="P16">CSS3: A vizuális megjelenésért, a dizájnért és a reszponzív kialakításért felel. A stíluslapok külön fájlokban, logikailag szervezve találhatók (global.css, header.css, forms.css stb.).</text:p>
      <text:p text:style-name="P16">JavaScript (ES6+): A kliensoldali dinamikus funkcionalitásért felel.</text:p>
      <text:p text:style-name="P16">jQuery (v3.6.0): A DOM-manipuláció és eseménykezelés megkönnyítésére használt JavaScript könyvtár.</text:p>
      <text:h text:style-name="Heading_20_2" text:outline-level="2"><text:soft-page-break/>3. Projektstruktúra</text:h>
      <text:p text:style-name="P16">A projekt fájlrendszere logikusan van felépítve, a tartalom, a stílus és a funkcionalitás szétválasztásának elve mentén.</text:p>
      <text:p text:style-name="P16"/>
      <text:p text:style-name="P16">Gyökérkönyvtár: Itt találhatóak a fő HTML oldalak (index.html, history.html, contact.html stb.).</text:p>
      <text:p text:style-name="P16">src/ mappa: A projekt forráskódjának központi helye.</text:p>
      <text:p text:style-name="P16">styles/: A CSS stíluslapokat tartalmazza, külön fájlokba bontva az egyes oldalak és komponensek szerint.</text:p>
      <text:p text:style-name="P16">script/: A JavaScript fájlokat tartalmazza, amelyek a weboldal interaktív működését biztosítják.</text:p>
      <text:p text:style-name="P16">img/: A weboldalon használt képeket és vizuális anyagokat tárolja.</text:p>
      <text:p text:style-name="P16">data/: Adatfájlokat (pl. data.json) tartalmaz, amelyeket a szkriptek dinamikusan betölthetnek.</text:p>
      <text:h text:style-name="Heading_20_2" text:outline-level="2">4. Funkcionalitás</text:h>
      <text:p text:style-name="P16">A weboldal több dinamikus funkciót is tartalmaz a felhasználói élmény javítása érdekében:</text:p>
      <text:p text:style-name="P16"/>
      <text:p text:style-name="P16">animations.js: Vizuális animációkat kezel, valószínűleg a felhasználói interakciók során vagy elemek megjelenésekor.</text:p>
      <text:p text:style-name="P16">form-validation.js: A kapcsolati űrlap kliensoldali validációját végzi. Ellenőrzi a kötelező mezőket (név, email, üzenet stb.) és a formátumok helyességét, majd visszajelzést ad a felhasználónak.</text:p>
      <text:p text:style-name="P16">data-loader.js: Felelős a data.json fájl aszinkron betöltéséért és az adatok feldolgozásáért, valószínűleg a "Példa" oldalon.</text:p>
      <text:p text:style-name="P16">dom-manipulation.js: Általános DOM-manipulációs segédfüggvényeket tartalmazhat.</text:p>
      <text:p text:style-name="P16"><text:soft-page-break/>video-controls.js: Egyedi vezérlőket implementál a beágyazott videókhoz (how-lstm-works.mp4).</text:p>
      <text:p text:style-name="P16">script.js: A központi szkript, amely összefogja és inicializálja a többi szkript működésé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erial" svg:font-family="Aerial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7:42:35.857678100</meta:creation-date>
    <dc:date>2025-11-28T01:29:48.173899400</dc:date>
    <meta:editing-duration>PT39M39S</meta:editing-duration>
    <meta:editing-cycles>8</meta:editing-cycles>
    <meta:generator>LibreOffice/25.2.7.2$Windows_X86_64 LibreOffice_project/5cbfd1ab6520636bb5f7b99185aa69bd7456825d</meta:generator>
    <meta:document-statistic meta:table-count="0" meta:image-count="0" meta:object-count="0" meta:page-count="5" meta:paragraph-count="39" meta:word-count="333" meta:character-count="2772" meta:non-whitespace-character-count="2478"/>
  </office:meta>
</office:document-meta>
</file>